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2.8185in" svg:y="0.2831in">
            <draw:object draw:notify-on-update-of-ranges="Sheet1.A1:Sheet1.A1 Sheet1.A2:Sheet1.A7 Sheet1.B1:Sheet1.B1 Sheet1.B2:Sheet1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ho_lu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7028309992734" calcext:value-type="float">
            <text:p>0.057028309992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293771764117" calcext:value-type="float">
            <text:p>0.115293771764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554544075989" calcext:value-type="float">
            <text:p>0.235554544075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0848211694007" calcext:value-type="float">
            <text:p>0.490848211694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464063031763" calcext:value-type="float">
            <text:p>0.76464063031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380570663111" calcext:value-type="float">
            <text:p>1.05380570663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4T16:11:29.181431391</meta:creation-date>
    <dc:date>2024-10-06T11:30:59.805745717</dc:date>
    <meta:editing-duration>P1DT19H9M19S</meta:editing-duration>
    <meta:editing-cycles>3</meta:editing-cycles>
    <meta:generator>LibreOffice/6.4.7.2$Linux_X86_64 LibreOffice_project/40$Build-2</meta:generator>
    <meta:document-statistic meta:table-count="1" meta:cell-count="1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28cm" svg:y="4.203cm" style:legend-expansion="high" chart:style-name="ch2"/>
        <chart:plot-area chart:style-name="ch3" table:cell-range-address="Sheet1.A1:Sheet1.B7" chart:data-source-has-labels="row" svg:x="0.319cm" svg:y="0.18cm" svg:width="13.09cm" svg:height="8.645cm">
          <chartooo:coordinate-region svg:x="1.046cm" svg:y="0.38cm" svg:width="12.2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ho_l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7</svg:desc>
                </draw:g>
              </table:table-cell>
              <table:table-cell office:value-type="float" office:value="0.057028309992734">
                <text:p>0.057028309992734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5293771764117">
                <text:p>0.115293771764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554544075989">
                <text:p>0.235554544075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0848211694007">
                <text:p>0.490848211694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64063031763">
                <text:p>0.76464063031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5380570663111">
                <text:p>1.05380570663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